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0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2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2">
      <style:table-cell-properties fo:border="thin solid #000000" fo:background-color="transparent"/>
    </style:style>
    <style:style style:name="ce31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F2F2F2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35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36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38" style:family="table-cell" style:parent-style-name="Default" style:data-style-name="N2"/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2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45" style:family="table-cell" style:parent-style-name="Default" style:data-style-name="N20">
      <style:table-cell-properties fo:border-top="thin solid #000000" fo:border-bottom="thin solid #000000" fo:border-left="thin solid #000000" fo:border-right="none" fo:background-color="#F2F2F2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0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thin solid #000000" fo:border-bottom="thin solid #000000" fo:border-left="thin solid #000000" fo:border-right="none"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60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61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5" style:family="table-cell" style:parent-style-name="Default" style:data-style-name="N20">
      <style:table-cell-properties fo:background-color="transparent"/>
    </style:style>
    <style:style style:name="ce6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6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2">
      <style:table-cell-properties fo:border="thin solid #000000" style:vertical-align="automatic" fo:background-color="transparent"/>
    </style:style>
    <style:style style:name="ce78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0" style:family="table-cell" style:parent-style-name="Default" style:data-style-name="N20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7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top" fo:wrap-option="wrap" fo:background-color="transparen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5" style:family="table-cell" style:parent-style-name="Default" style:data-style-name="N0">
      <style:table-cell-properties fo:border="thin solid #000000" fo:background-color="#C5D9F1"/>
    </style:style>
    <style:style style:name="ce106" style:family="table-cell" style:parent-style-name="Default" style:data-style-name="N0">
      <style:table-cell-properties fo:border="thin solid #000000" fo:background-color="#F2DCDB"/>
    </style:style>
    <style:style style:name="ce107" style:family="table-cell" style:parent-style-name="Default" style:data-style-name="N0">
      <style:table-cell-properties fo:border="thin solid #000000" fo:background-color="#EBF1DE"/>
    </style:style>
    <style:style style:name="ce108" style:family="table-cell" style:parent-style-name="Default" style:data-style-name="N0">
      <style:table-cell-properties fo:border="thin solid #000000" fo:background-color="#E4DFEC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1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1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2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2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80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80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80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80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80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80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80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80">
            <text:p>25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1" table:style-name="ce24">
            <text:p>1</text:p>
          </table:table-cell>
          <table:table-cell office:value-type="date" office:date-value="2012-11-12T00:00:00" table:style-name="ce25">
            <text:p>12-Nov-12</text:p>
          </table:table-cell>
          <table:table-cell office:value-type="date" office:date-value="2012-11-12T00:00:00" table:style-name="ce26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4" table:style-name="ce30">
            <text:p>4.00</text:p>
          </table:table-cell>
          <table:table-cell office:value-type="float" office:value="4" table:style-name="ce31">
            <text:p>4.00</text:p>
          </table:table-cell>
          <table:table-cell office:value-type="float" office:value="4" table:style-name="ce32">
            <text:p>4.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65" table:style-name="ce36">
            <text:p>265</text:p>
          </table:table-cell>
          <table:table-cell office:value-type="float" office:value="265" table:style-name="ce37">
            <text:p>265</text:p>
          </table:table-cell>
          <table:table-cell table:style-name="ce1"/>
          <table:table-cell table:style-name="ce18"/>
          <table:table-cell office:value-type="float" office:value="13.5" table:style-name="ce38">
            <text:p>13.50</text:p>
          </table:table-cell>
          <table:table-cell office:value-type="float" office:value="12.75" table:style-name="ce38">
            <text:p>12.75</text:p>
          </table:table-cell>
          <table:table-cell office:value-type="float" office:value="2" table:style-name="ce38">
            <text:p>2.00</text:p>
          </table:table-cell>
          <table:table-cell office:value-type="float" office:value="2" table:style-name="ce38">
            <text:p>2.00</text:p>
          </table:table-cell>
          <table:table-cell table:number-columns-repeated="16334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2T00:00:00" table:style-name="ce42">
            <text:p>12-Nov-12</text:p>
          </table:table-cell>
          <table:table-cell office:value-type="date" office:date-value="2012-11-12T00:00:00" table:style-name="ce43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44">
            <text:p>1.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1-12T00:00:00" table:style-name="ce45">
            <text:p>12-Nov-12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46">
            <text:p>11</text:p>
          </table:table-cell>
          <table:table-cell office:value-type="float" office:value="254" table:style-name="ce47">
            <text:p>25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office:value-type="float" office:value="50" table:style-name="ce41">
            <text:p>50</text:p>
          </table:table-cell>
          <table:table-cell office:value-type="date" office:date-value="2012-11-13T00:00:00" table:style-name="ce42">
            <text:p>13-Nov-12</text:p>
          </table:table-cell>
          <table:table-cell office:value-type="date" office:date-value="2012-11-18T00:00:00" table:style-name="ce43">
            <text:p>18-Nov-12</text:p>
          </table:table-cell>
          <table:table-cell table:style-name="ce7"/>
          <table:table-cell table:style-name="ce8"/>
          <table:table-cell office:value-type="float" office:value="1.5" table:style-name="ce9">
            <text:p>1.5</text:p>
          </table:table-cell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0" table:style-name="ce30">
            <text:p>10.00</text:p>
          </table:table-cell>
          <table:table-cell office:value-type="float" office:value="10" table:style-name="ce31">
            <text:p>10.00</text:p>
          </table:table-cell>
          <table:table-cell office:value-type="float" office:value="6" table:style-name="ce44">
            <text:p>6.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1-13T00:00:00" table:style-name="ce45">
            <text:p>13-Nov-12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46">
            <text:p>0</text:p>
          </table:table-cell>
          <table:table-cell office:value-type="float" office:value="204" table:style-name="ce47">
            <text:p>20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14T00:00:00" table:style-name="ce25">
            <text:p>14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0">
            <text:p>2.0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1-14T00:00:00" table:style-name="ce45">
            <text:p>14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office:value-type="float" office:value="1" table:style-name="ce52">
            <text:p>1</text:p>
          </table:table-cell>
          <table:table-cell office:value-type="date" office:date-value="2012-11-16T00:00:00" table:style-name="ce53">
            <text:p>16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15T00:00:00" table:style-name="ce45">
            <text:p>15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18T00:00:00" table:style-name="ce53">
            <text:p>18-Nov-12</text:p>
          </table:table-cell>
          <table:table-cell table:style-name="ce43"/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style-name="ce27"/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.25" table:style-name="ce29">
            <text:p>1.25</text:p>
          </table:table-cell>
          <table:table-cell office:value-type="float" office:value="6" table:style-name="ce30">
            <text:p>6.00</text:p>
          </table:table-cell>
          <table:table-cell office:value-type="float" office:value="7.25" table:style-name="ce31">
            <text:p>7.25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16T00:00:00" table:style-name="ce45">
            <text:p>16-Nov-1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office:value-type="float" office:value="20" table:style-name="ce55">
            <text:p>20</text:p>
          </table:table-cell>
          <table:table-cell office:value-type="date" office:date-value="2012-11-18T00:00:00" table:style-name="ce25">
            <text:p>1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32">
            <text:p>6.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17T00:00:00" table:style-name="ce45">
            <text:p>1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49" table:style-name="ce41">
            <text:p>49</text:p>
          </table:table-cell>
          <table:table-cell office:value-type="string" table:style-name="ce40">
            <text:p>Rencontre pour de la revue de la semaine</text:p>
          </table:table-cell>
          <table:table-cell office:value-type="float" office:value="1" table:style-name="ce41">
            <text:p>1</text:p>
          </table:table-cell>
          <table:table-cell office:value-type="date" office:date-value="2012-11-19T00:00:00" table:style-name="ce53">
            <text:p>19-Nov-12</text:p>
          </table:table-cell>
          <table:table-cell office:value-type="date" office:date-value="2012-11-19T00:00:00" table:style-name="ce26">
            <text:p>19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.00</text:p>
          </table:table-cell>
          <table:table-cell office:value-type="float" office:value="0" table:style-name="ce30">
            <text:p>0.00</text:p>
          </table:table-cell>
          <table:table-cell office:value-type="float" office:value="8" table:style-name="ce31">
            <text:p>8.00</text:p>
          </table:table-cell>
          <table:table-cell office:value-type="float" office:value="8" table:style-name="ce56">
            <text:p>8.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18T00:00:00" table:style-name="ce45">
            <text:p>18-Nov-12</text:p>
          </table:table-cell>
          <table:table-cell office:value-type="float" office:value="40" table:style-name="ce35">
            <text:p>40</text:p>
          </table:table-cell>
          <table:table-cell office:value-type="float" office:value="50" table:style-name="ce46">
            <text:p>50</text:p>
          </table:table-cell>
          <table:table-cell office:value-type="float" office:value="153" table:style-name="ce47">
            <text:p>153</text:p>
          </table:table-cell>
          <table:table-cell office:value-type="float" office:value="204" table:style-name="ce37">
            <text:p>20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0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20T00:00:00" table:style-name="ce25">
            <text:p>20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19T00:00:00" table:style-name="ce45">
            <text:p>19-Nov-1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152" table:style-name="ce47">
            <text:p>15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8" table:style-name="ce58">
            <text:p>38</text:p>
          </table:table-cell>
          <table:table-cell office:value-type="string" table:style-name="ce59">
            <text:p>Revue et Rétrospective du sprint 3.</text:p>
          </table:table-cell>
          <table:table-cell office:value-type="float" office:value="1" table:style-name="ce58">
            <text:p>1</text:p>
          </table:table-cell>
          <table:table-cell office:value-type="date" office:date-value="2012-11-25T00:00:00" table:style-name="ce60">
            <text:p>25-Nov-12</text:p>
          </table:table-cell>
          <table:table-cell table:style-name="ce61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20T00:00:00" table:style-name="ce45">
            <text:p>20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42" table:style-name="ce47">
            <text:p>14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3" table:style-name="ce9">
            <text:p>3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21T00:00:00" table:style-name="ce45">
            <text:p>21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1" table:style-name="ce9">
            <text:p>1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22T00:00:00" table:style-name="ce45">
            <text:p>22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1" table:style-name="ce9">
            <text:p>1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23T00:00:00" table:style-name="ce45">
            <text:p>23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office:value-type="float" office:value="20" table:style-name="ce5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2" table:style-name="ce54">
            <text:p>2.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24T00:00:00" table:style-name="ce45">
            <text:p>24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64">
            <text:p>2.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25T00:00:00" table:style-name="ce45">
            <text:p>25-Nov-12</text:p>
          </table:table-cell>
          <table:table-cell office:value-type="float" office:value="142" table:style-name="ce35">
            <text:p>142</text:p>
          </table:table-cell>
          <table:table-cell table:style-name="ce46"/>
          <table:table-cell office:value-type="float" office:value="0" table:style-name="ce47">
            <text:p>0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4">
            <text:p>2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office:value-type="float" office:value="20" table:style-name="ce58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6">
            <text:p>2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office:value-type="float" office:value="1" table:style-name="ce41">
            <text:p>1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1" table:style-name="ce9">
            <text:p>1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1" table:style-name="ce54">
            <text:p>1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style-name="ce69">
            <text:p>2.00</text:p>
          </table:table-cell>
          <table:table-cell office:value-type="float" office:value="3" table:style-name="ce70">
            <text:p>3.00</text:p>
          </table:table-cell>
          <table:table-cell office:value-type="float" office:value="2" table:style-name="ce71">
            <text:p>2.00</text:p>
          </table:table-cell>
          <table:table-cell office:value-type="float" office:value="2" table:style-name="ce72">
            <text:p>2.00</text:p>
          </table:table-cell>
          <table:table-cell office:value-type="float" office:value="0" table:style-name="ce69">
            <text:p>0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9" table:number-columns-spanned="4" table:number-rows-spanned="1" table:style-name="ce81">
            <text:p>9.00</text:p>
          </table:table-cell>
          <table:covered-table-cell table:number-columns-repeated="3"/>
          <table:table-cell office:value-type="float" office:value="0.25" table:number-columns-spanned="4" table:number-rows-spanned="1" table:style-name="ce81">
            <text:p>0.25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9.25" table:style-name="ce76">
            <text:p>9.25</text:p>
          </table:table-cell>
          <table:table-cell office:value-type="float" office:value="21" table:style-name="ce77">
            <text:p>21.00</text:p>
          </table:table-cell>
          <table:table-cell office:value-type="float" office:value="30.25" table:style-name="ce78">
            <text:p>30.25</text:p>
          </table:table-cell>
          <table:table-cell office:value-type="float" office:value="57" table:style-name="ce78">
            <text:p>57.0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49" table:style-name="ro3">
          <table:table-cell table:number-columns-repeated="1638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80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80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80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80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80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80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80">
            <text:p>18-Nov-12</text:p>
          </table:table-cell>
          <table:covered-table-cell table:number-columns-repeated="3"/>
          <table:table-cell table:number-columns-repeated="4" table:style-name="ce4"/>
          <table:table-cell office:value-type="string" table:number-columns-spanned="4" table:number-rows-spanned="1" table:style-name="ce79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7">
            <text:p>Total semaine 1</text:p>
          </table:table-cell>
          <table:table-cell table:style-name="ce18"/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4" table:style-name="ce30">
            <text:p>4.00</text:p>
          </table:table-cell>
          <table:table-cell table:style-name="ce18"/>
          <table:table-cell table:style-name="ce1"/>
          <table:table-cell table:style-name="ce18"/>
          <table:table-cell office:value-type="float" office:value="11.5" table:style-name="ce38">
            <text:p>11.50</text:p>
          </table:table-cell>
          <table:table-cell office:value-type="float" office:value="9.5" table:style-name="ce38">
            <text:p>9.5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table:number-columns-repeated="16346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30">
            <text:p>1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3" table:style-name="ce27">
            <text:p>3</text:p>
          </table:table-cell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office:value-type="float" office:value="0.75" table:style-name="ce27">
            <text:p>0.75</text:p>
          </table:table-cell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office:value-type="float" office:value="2" table:style-name="ce27">
            <text:p>2</text:p>
          </table:table-cell>
          <table:table-cell table:style-name="ce8"/>
          <table:table-cell table:style-name="ce9"/>
          <table:table-cell table:style-name="ce28"/>
          <table:table-cell office:value-type="float" office:value="1.75" table:style-name="ce27">
            <text:p>1.75</text:p>
          </table:table-cell>
          <table:table-cell table:style-name="ce8"/>
          <table:table-cell table:style-name="ce9"/>
          <table:table-cell table:style-name="ce28"/>
          <table:table-cell office:value-type="float" office:value="10" table:style-name="ce30">
            <text:p>1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office:value-type="float" office:value="6" table:style-name="ce30">
            <text:p>6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0" table:style-name="ce22">
            <text:p>40</text:p>
          </table:table-cell>
          <table:table-cell office:value-type="string" table:style-name="ce40">
            <text:p>Rencontre pour de la revue de la semain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1" table:style-name="ce58">
            <text:p>41</text:p>
          </table:table-cell>
          <table:table-cell office:value-type="string" table:style-name="ce40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2" table:style-name="ce41">
            <text:p>42</text:p>
          </table:table-cell>
          <table:table-cell office:value-type="string" table:style-name="ce40">
            <text:p>Revue et Rétrospective du sprint 3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office:value-type="float" office:value="3" table:style-name="ce69">
            <text:p>3.00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3" table:style-name="ce69">
            <text:p>3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.75" table:style-name="ce69">
            <text:p>0.75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.75" table:style-name="ce69">
            <text:p>1.75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number-columns-repeated="4" table:style-name="ce74"/>
          <table:table-cell table:number-columns-repeated="16350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office:value-type="float" office:value="6" table:number-columns-spanned="4" table:number-rows-spanned="1" table:style-name="ce81">
            <text:p>6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3.25" table:number-columns-spanned="4" table:number-rows-spanned="1" table:style-name="ce81">
            <text:p>3.25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5" table:number-columns-spanned="4" table:number-rows-spanned="1" table:style-name="ce81">
            <text:p>5.00</text:p>
          </table:table-cell>
          <table:covered-table-cell table:number-columns-repeated="3"/>
          <table:table-cell office:value-type="float" office:value="4.75" table:number-columns-spanned="4" table:number-rows-spanned="1" table:style-name="ce81">
            <text:p>4.75</text:p>
          </table:table-cell>
          <table:covered-table-cell table:number-columns-repeated="3"/>
          <table:table-cell office:value-type="float" office:value="21" table:style-name="ce77">
            <text:p>21.00</text:p>
          </table:table-cell>
          <table:table-cell table:number-columns-repeated="3" table:style-name="ce4"/>
          <table:table-cell table:number-columns-repeated="16350"/>
        </table:table-row>
        <table:table-row table:number-rows-repeated="1048549" table:style-name="ro3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80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80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80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80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80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80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80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80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82">
            <text:p>Document Sprint 2</text:p>
          </table:table-cell>
          <table:table-cell office:value-type="float" office:value="5" table:style-name="ce22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26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.5" table:style-name="ce30">
            <text:p>1.50</text:p>
          </table:table-cell>
          <table:table-cell office:value-type="float" office:value="1.5" table:style-name="ce31">
            <text:p>1.50</text:p>
          </table:table-cell>
          <table:table-cell office:value-type="float" office:value="2" table:style-name="ce32">
            <text:p>2.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00" table:style-name="ce36">
            <text:p>200</text:p>
          </table:table-cell>
          <table:table-cell office:value-type="float" office:value="200" table:style-name="ce37">
            <text:p>200</text:p>
          </table:table-cell>
          <table:table-cell table:style-name="ce1"/>
          <table:table-cell table:style-name="ce18"/>
          <table:table-cell office:value-type="float" office:value="18.5" table:style-name="ce38">
            <text:p>18.50</text:p>
          </table:table-cell>
          <table:table-cell office:value-type="float" office:value="15.25" table:style-name="ce38">
            <text:p>15.25</text:p>
          </table:table-cell>
          <table:table-cell office:value-type="float" office:value="9" table:style-name="ce38">
            <text:p>9.00</text:p>
          </table:table-cell>
          <table:table-cell office:value-type="float" office:value="6" table:style-name="ce38">
            <text:p>6.00</text:p>
          </table:table-cell>
          <table:table-cell table:number-columns-repeated="16334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68">
            <text:p>Scrum 29 octo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2" table:style-name="ce30">
            <text:p>12.00</text:p>
          </table:table-cell>
          <table:table-cell office:value-type="float" office:value="12" table:style-name="ce31">
            <text:p>12.00</text:p>
          </table:table-cell>
          <table:table-cell office:value-type="float" office:value="12" table:style-name="ce54">
            <text:p>12.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0-29T00:00:00" table:style-name="ce45">
            <text:p>29-Oct-12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46">
            <text:p>15</text:p>
          </table:table-cell>
          <table:table-cell office:value-type="float" office:value="185" table:style-name="ce47">
            <text:p>185</text:p>
          </table:table-cell>
          <table:table-cell office:value-type="float" office:value="185" table:style-name="ce37">
            <text:p>18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68">
            <text:p>Envoyer sprint 1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43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0-30T00:00:00" table:style-name="ce45">
            <text:p>30-Oct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170" table:style-name="ce47">
            <text:p>170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82">
            <text:p>Courriel Serveur Production</text:p>
          </table:table-cell>
          <table:table-cell office:value-type="float" office:value="5" table:style-name="ce22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26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32">
            <text:p>0.5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0-31T00:00:00" table:style-name="ce45">
            <text:p>31-Oct-12</text:p>
          </table:table-cell>
          <table:table-cell office:value-type="float" office:value="25" table:style-name="ce35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145" table:style-name="ce47">
            <text:p>145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84">
            <text:p>Courriel Licence Applicatio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43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54">
            <text:p>0.5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01T00:00:00" table:style-name="ce45">
            <text:p>01-Nov-12</text:p>
          </table:table-cell>
          <table:table-cell office:value-type="float" office:value="0" table:style-name="ce35">
            <text:p>0</text:p>
          </table:table-cell>
          <table:table-cell office:value-type="float" office:value="10" table:style-name="ce46">
            <text:p>10</text:p>
          </table:table-cell>
          <table:table-cell office:value-type="float" office:value="145" table:style-name="ce47">
            <text:p>145</text:p>
          </table:table-cell>
          <table:table-cell office:value-type="float" office:value="170" table:style-name="ce37">
            <text:p>17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84">
            <text:p>Communiquer avec les chinois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0-30T00:00:00" table:style-name="ce43">
            <text:p>30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0.5" table:style-name="ce31">
            <text:p>0.50</text:p>
          </table:table-cell>
          <table:table-cell office:value-type="float" office:value="0.5" table:style-name="ce54">
            <text:p>0.5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02T00:00:00" table:style-name="ce45">
            <text:p>02-Nov-12</text:p>
          </table:table-cell>
          <table:table-cell office:value-type="float" office:value="65" table:style-name="ce35">
            <text:p>65</text:p>
          </table:table-cell>
          <table:table-cell office:value-type="float" office:value="30" table:style-name="ce46">
            <text:p>3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82">
            <text:p>Reverse Engineering WEHA</text:p>
          </table:table-cell>
          <table:table-cell office:value-type="float" office:value="25" table:style-name="ce22">
            <text:p>25</text:p>
          </table:table-cell>
          <table:table-cell office:value-type="date" office:date-value="2012-10-31T00:00:00" table:style-name="ce26">
            <text:p>31-Oct-12</text:p>
          </table:table-cell>
          <table:table-cell office:value-type="date" office:date-value="2012-11-02T00:00:00" table:style-name="ce26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5" table:style-name="ce30">
            <text:p>5.00</text:p>
          </table:table-cell>
          <table:table-cell office:value-type="float" office:value="5" table:style-name="ce31">
            <text:p>5.00</text:p>
          </table:table-cell>
          <table:table-cell office:value-type="float" office:value="4" table:style-name="ce32">
            <text:p>4.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03T00:00:00" table:style-name="ce45">
            <text:p>03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84">
            <text:p>Scrum du vendredi 2 novembre</text:p>
          </table:table-cell>
          <table:table-cell office:value-type="float" office:value="5" table:style-name="ce41">
            <text:p>5</text:p>
          </table:table-cell>
          <table:table-cell office:value-type="date" office:date-value="2012-11-02T00:00:00" table:style-name="ce43">
            <text:p>02-Nov-12</text:p>
          </table:table-cell>
          <table:table-cell office:value-type="date" office:date-value="2012-11-02T00:00:00" table:style-name="ce43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4" table:style-name="ce30">
            <text:p>4.00</text:p>
          </table:table-cell>
          <table:table-cell office:value-type="float" office:value="4" table:style-name="ce31">
            <text:p>4.00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04T00:00:00" table:style-name="ce45">
            <text:p>04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82">
            <text:p>Spécification de l'API principale du programme</text:p>
          </table:table-cell>
          <table:table-cell office:value-type="float" office:value="60" table:style-name="ce22">
            <text:p>60</text:p>
          </table:table-cell>
          <table:table-cell office:value-type="date" office:date-value="2012-11-02T00:00:00" table:style-name="ce26">
            <text:p>02-Nov-12</text:p>
          </table:table-cell>
          <table:table-cell office:value-type="date" office:date-value="2012-11-05T00:00:00" table:style-name="ce26">
            <text:p>05-Nov-12</text:p>
          </table:table-cell>
          <table:table-cell table:style-name="ce7"/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office:value-type="float" office:value="0.5" table:style-name="ce8">
            <text:p>0.5</text:p>
          </table:table-cell>
          <table:table-cell table:style-name="ce9"/>
          <table:table-cell table:style-name="ce28"/>
          <table:table-cell office:value-type="float" office:value="3.5" table:style-name="ce29">
            <text:p>3.50</text:p>
          </table:table-cell>
          <table:table-cell office:value-type="float" office:value="3.25" table:style-name="ce30">
            <text:p>3.25</text:p>
          </table:table-cell>
          <table:table-cell office:value-type="float" office:value="6.75" table:style-name="ce31">
            <text:p>6.75</text:p>
          </table:table-cell>
          <table:table-cell office:value-type="float" office:value="10" table:style-name="ce32">
            <text:p>10.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05T00:00:00" table:style-name="ce45">
            <text:p>05-Nov-12</text:p>
          </table:table-cell>
          <table:table-cell office:value-type="float" office:value="5" table:style-name="ce35">
            <text:p>5</text:p>
          </table:table-cell>
          <table:table-cell office:value-type="float" office:value="65" table:style-name="ce46">
            <text:p>65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86">
            <text:p>Scrum du 5 novem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1-05T00:00:00" table:style-name="ce26">
            <text:p>05-Nov-12</text:p>
          </table:table-cell>
          <table:table-cell office:value-type="date" office:date-value="2012-11-05T00:00:00" table:style-name="ce43">
            <text:p>05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.00</text:p>
          </table:table-cell>
          <table:table-cell office:value-type="float" office:value="0" table:style-name="ce30">
            <text:p>0.00</text:p>
          </table:table-cell>
          <table:table-cell office:value-type="float" office:value="8" table:style-name="ce31">
            <text:p>8.00</text:p>
          </table:table-cell>
          <table:table-cell office:value-type="float" office:value="12" table:style-name="ce54">
            <text:p>12.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06T00:00:00" table:style-name="ce45">
            <text:p>06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82">
            <text:p>Complété le code WEHA</text:p>
          </table:table-cell>
          <table:table-cell office:value-type="float" office:value="20" table:style-name="ce22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32">
            <text:p>6.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07T00:00:00" table:style-name="ce45">
            <text:p>0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86">
            <text:p>Planification des tests WEH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28"/>
          <table:table-cell office:value-type="float" office:value="2" table:style-name="ce29">
            <text:p>2.00</text:p>
          </table:table-cell>
          <table:table-cell office:value-type="float" office:value="2.5" table:style-name="ce30">
            <text:p>2.50</text:p>
          </table:table-cell>
          <table:table-cell office:value-type="float" office:value="4.5" table:style-name="ce31">
            <text:p>4.50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08T00:00:00" table:style-name="ce45">
            <text:p>08-Nov-12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46">
            <text:p>0</text:p>
          </table:table-cell>
          <table:table-cell office:value-type="float" office:value="35" table:style-name="ce47">
            <text:p>3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82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09T00:00:00" table:style-name="ce26">
            <text:p>09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32">
            <text:p>2.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09T00:00:00" table:style-name="ce45">
            <text:p>09-Nov-12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84">
            <text:p>Coder la collecte de Dat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09T00:00:00" table:style-name="ce43">
            <text:p>09-Nov-12</text:p>
          </table:table-cell>
          <table:table-cell table:style-name="ce43"/>
          <table:table-cell table:style-name="ce7"/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table:style-name="ce27"/>
          <table:table-cell office:value-type="float" office:value="0.25" table:style-name="ce8">
            <text:p>0.25</text:p>
          </table:table-cell>
          <table:table-cell table:style-name="ce9"/>
          <table:table-cell table:style-name="ce28"/>
          <table:table-cell office:value-type="float" office:value="1.5" table:style-name="ce29">
            <text:p>1.50</text:p>
          </table:table-cell>
          <table:table-cell office:value-type="float" office:value="3" table:style-name="ce30">
            <text:p>3.00</text:p>
          </table:table-cell>
          <table:table-cell office:value-type="float" office:value="4.5" table:style-name="ce31">
            <text:p>4.5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10T00:00:00" table:style-name="ce45">
            <text:p>10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84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1T00:00:00" table:style-name="ce26">
            <text:p>11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11T00:00:00" table:style-name="ce45">
            <text:p>11-Nov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7">
            <text:p>0</text:p>
          </table:table-cell>
          <table:table-cell office:value-type="float" office:value="70" table:style-name="ce37">
            <text:p>70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84">
            <text:p>Remise des documents du sprint 2</text:p>
          </table:table-cell>
          <table:table-cell office:value-type="float" office:value="5" table:style-name="ce41">
            <text:p>5</text:p>
          </table:table-cell>
          <table:table-cell office:value-type="date" office:date-value="2012-11-11T00:00:00" table:style-name="ce43">
            <text:p>11-Nov-12</text:p>
          </table:table-cell>
          <table:table-cell office:value-type="date" office:date-value="2012-11-11T00:00:00" table:style-name="ce43">
            <text:p>11-Nov-12</text:p>
          </table:table-cell>
          <table:table-cell table:style-name="ce87"/>
          <table:table-cell table:style-name="ce88"/>
          <table:table-cell table:style-name="ce89"/>
          <table:table-cell table:style-name="ce10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office:value-type="float" office:value="1" table:style-name="ce88">
            <text:p>1.00</text:p>
          </table:table-cell>
          <table:table-cell table:style-name="ce89"/>
          <table:table-cell table:style-name="ce92"/>
          <table:table-cell office:value-type="float" office:value="1" table:style-name="ce29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54">
            <text:p>1.00</text:p>
          </table:table-cell>
          <table:table-cell table:number-columns-repeated="9" table:style-name="ce74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style-name="ce69">
            <text:p>2.00</text:p>
          </table:table-cell>
          <table:table-cell office:value-type="float" office:value="5.25" table:style-name="ce70">
            <text:p>5.25</text:p>
          </table:table-cell>
          <table:table-cell office:value-type="float" office:value="2" table:style-name="ce71">
            <text:p>2.00</text:p>
          </table:table-cell>
          <table:table-cell office:value-type="float" office:value="2" table:style-name="ce72">
            <text:p>2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1" table:style-name="ce70">
            <text:p>1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75" table:style-name="ce70">
            <text:p>1.7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11.25" table:number-columns-spanned="4" table:number-rows-spanned="1" table:style-name="ce81">
            <text:p>11.25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.75</text:p>
          </table:table-cell>
          <table:covered-table-cell table:number-columns-repeated="3"/>
          <table:table-cell office:value-type="float" office:value="16" table:style-name="ce76">
            <text:p>16.00</text:p>
          </table:table-cell>
          <table:table-cell office:value-type="float" office:value="27.25" table:style-name="ce77">
            <text:p>27.25</text:p>
          </table:table-cell>
          <table:table-cell office:value-type="float" office:value="27.25" table:style-name="ce78">
            <text:p>27.25</text:p>
          </table:table-cell>
          <table:table-cell office:value-type="float" office:value="71.5" table:style-name="ce78">
            <text:p>71.5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51" table:style-name="ro3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992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80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80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80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80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80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80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80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49">
            <text:p>Document Sprint 2</text:p>
          </table:table-cell>
          <table:table-cell office:value-type="float" office:value="1.5" table:style-name="ce95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.5" table:style-name="ce100">
            <text:p>1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51">
            <text:p>Scrum 29 octobre 2012</text:p>
          </table:table-cell>
          <table:table-cell office:value-type="float" office:value="3" table:style-name="ce95">
            <text:p>3.00</text:p>
          </table:table-cell>
          <table:table-cell office:value-type="float" office:value="3" table:style-name="ce96">
            <text:p>3.00</text:p>
          </table:table-cell>
          <table:table-cell office:value-type="float" office:value="3" table:style-name="ce97">
            <text:p>3.00</text:p>
          </table:table-cell>
          <table:table-cell office:value-type="float" office:value="3" table:style-name="ce72">
            <text:p>3.00</text:p>
          </table:table-cell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2" table:style-name="ce100">
            <text:p>12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51">
            <text:p>Envoyer sprint 1</text:p>
          </table:table-cell>
          <table:table-cell office:value-type="float" office:value="1" table:style-name="ce95">
            <text:p>1.0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" table:style-name="ce100">
            <text:p>1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49">
            <text:p>Courriel Serveur Production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40">
            <text:p>Courriel Licence Applicatio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40">
            <text:p>Communiquer avec les chinois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0.5" table:style-name="ce98">
            <text:p>0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.5" table:style-name="ce100">
            <text:p>0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49">
            <text:p>Reverse Engineering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5" table:style-name="ce100">
            <text:p>5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40">
            <text:p>Scrum du vendredi 2 novembr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office:value-type="float" office:value="1" table:style-name="ce96">
            <text:p>1.00</text:p>
          </table:table-cell>
          <table:table-cell office:value-type="float" office:value="1" table:style-name="ce97">
            <text:p>1.00</text:p>
          </table:table-cell>
          <table:table-cell office:value-type="float" office:value="1" table:style-name="ce72">
            <text:p>1.00</text:p>
          </table:table-cell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4" table:style-name="ce100">
            <text:p>4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49">
            <text:p>Spécification de l'API principale du programm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.2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string" table:style-name="ce98">
            <text:p><text:s/></text:p>
          </table:table-cell>
          <table:table-cell office:value-type="string" table:style-name="ce96">
            <text:p><text:s/></text:p>
          </table:table-cell>
          <table:table-cell office:value-type="float" office:value="3" table:style-name="ce97">
            <text:p>3.00</text:p>
          </table:table-cell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.25" table:style-name="ce100">
            <text:p>3.25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59">
            <text:p>Scrum du 5 novembre 2012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49">
            <text:p>Complété le code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59">
            <text:p>Planification des tests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99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99"/>
          <table:table-cell office:value-type="float" office:value="2.5" table:style-name="ce100">
            <text:p>2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49">
            <text:p>Spécification du code de l'interfac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40">
            <text:p>Coder la collecte de Dat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.25</text:p>
          </table:table-cell>
          <table:table-cell table:style-name="ce97"/>
          <table:table-cell table:style-name="ce72"/>
          <table:table-cell table:style-name="ce98"/>
          <table:table-cell office:value-type="float" office:value="1" table:style-name="ce96">
            <text:p>1.00</text:p>
          </table:table-cell>
          <table:table-cell table:style-name="ce97"/>
          <table:table-cell table:style-name="ce72"/>
          <table:table-cell table:style-name="ce98"/>
          <table:table-cell office:value-type="float" office:value="1.75" table:style-name="ce96">
            <text:p>1.7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" table:style-name="ce100">
            <text:p>3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40">
            <text:p>Coder le générateur d'affichag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40">
            <text:p>Remise des documents du sprint 2</text:p>
          </table:table-cell>
          <table:table-cell table:style-name="ce87"/>
          <table:table-cell table:style-name="ce88"/>
          <table:table-cell table:style-name="ce89"/>
          <table:table-cell table:style-name="ce72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5.5" table:style-name="ce69">
            <text:p>5.50</text:p>
          </table:table-cell>
          <table:table-cell office:value-type="float" office:value="3" table:style-name="ce70">
            <text:p>3.00</text:p>
          </table:table-cell>
          <table:table-cell office:value-type="float" office:value="3" table:style-name="ce71">
            <text:p>3.00</text:p>
          </table:table-cell>
          <table:table-cell office:value-type="float" office:value="3" table:style-name="ce72">
            <text:p>3.00</text:p>
          </table:table-cell>
          <table:table-cell office:value-type="float" office:value="2" table:style-name="ce69">
            <text:p>2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25" table:style-name="ce70">
            <text:p>1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75" table:style-name="ce70">
            <text:p>1.7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2.5" table:style-name="ce69">
            <text:p>2.50</text:p>
          </table:table-cell>
          <table:table-cell office:value-type="float" office:value="1" table:style-name="ce70">
            <text:p>1.00</text:p>
          </table:table-cell>
          <table:table-cell office:value-type="float" office:value="1" table:style-name="ce71">
            <text:p>1.00</text:p>
          </table:table-cell>
          <table:table-cell office:value-type="float" office:value="1" table:style-name="ce72">
            <text:p>1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3" table:style-name="ce71">
            <text:p>3.00</text:p>
          </table:table-cell>
          <table:table-cell office:value-type="float" office:value="0" table:style-name="ce72">
            <text:p>0.00</text:p>
          </table:table-cell>
          <table:table-cell office:value-type="float" office:value="1.5" table:style-name="ce69">
            <text:p>1.5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4.5" table:number-columns-spanned="4" table:number-rows-spanned="1" table:style-name="ce81">
            <text:p>14.50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.25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.25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.75</text:p>
          </table:table-cell>
          <table:covered-table-cell table:number-columns-repeated="3"/>
          <table:table-cell office:value-type="float" office:value="5.5" table:number-columns-spanned="4" table:number-rows-spanned="1" table:style-name="ce81">
            <text:p>5.50</text:p>
          </table:table-cell>
          <table:covered-table-cell table:number-columns-repeated="3"/>
          <table:table-cell office:value-type="float" office:value="4" table:number-columns-spanned="4" table:number-rows-spanned="1" table:style-name="ce81">
            <text:p>4.00</text:p>
          </table:table-cell>
          <table:covered-table-cell table:number-columns-repeated="3"/>
          <table:table-cell office:value-type="float" office:value="1.5" table:number-columns-spanned="4" table:number-rows-spanned="1" table:style-name="ce81">
            <text:p>1.50</text:p>
          </table:table-cell>
          <table:covered-table-cell table:number-columns-repeated="3"/>
          <table:table-cell office:value-type="float" office:value="32.75" table:style-name="ce103">
            <text:p>32.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80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80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80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80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80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80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80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104">
            <text:p>Description de la tâch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9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110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office:value-type="float" office:value="1" table:style-name="ce91">
            <text:p>1.00</text:p>
          </table:table-cell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office:value-type="float" office:value="2" table:style-name="ce89">
            <text:p>2.00</text:p>
          </table:table-cell>
          <table:table-cell table:style-name="ce92"/>
          <table:table-cell office:value-type="float" office:value="3" table:style-name="ce111">
            <text:p>3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83">
            <text:p>11</text:p>
          </table:table-cell>
          <table:table-cell office:value-type="string" table:style-name="ce112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5" table:style-name="ce111">
            <text:p>0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83">
            <text:p>9</text:p>
          </table:table-cell>
          <table:table-cell office:value-type="string" table:style-name="ce112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119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1" table:style-name="ce116">
            <text:p>1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" table:style-name="ce111">
            <text:p>1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83">
            <text:p>14</text:p>
          </table:table-cell>
          <table:table-cell office:value-type="string" table:style-name="ce110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.50</text:p>
          </table:table-cell>
          <table:table-cell table:style-name="ce118"/>
          <table:table-cell office:value-type="float" office:value="0.5" table:style-name="ce111">
            <text:p>0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83">
            <text:p>15</text:p>
          </table:table-cell>
          <table:table-cell office:value-type="string" table:style-name="ce110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119">
            <text:p>Configuration des Outils de développement</text:p>
          </table:table-cell>
          <table:table-cell table:style-name="ce113"/>
          <table:table-cell office:value-type="float" office:value="0.75" table:style-name="ce114">
            <text:p>0.75</text:p>
          </table:table-cell>
          <table:table-cell table:style-name="ce115"/>
          <table:table-cell table:style-name="ce116"/>
          <table:table-cell office:value-type="float" office:value="2" table:style-name="ce117">
            <text:p>2.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1" table:style-name="ce114">
            <text:p>1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office:value-type="float" office:value="1" table:style-name="ce115">
            <text:p>1.00</text:p>
          </table:table-cell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.50</text:p>
          </table:table-cell>
          <table:table-cell table:style-name="ce118"/>
          <table:table-cell office:value-type="float" office:value="5.75" table:style-name="ce111">
            <text:p>5.7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110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2" table:style-name="ce116">
            <text:p>2.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2.5" table:style-name="ce111">
            <text:p>2.5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83">
            <text:p>12</text:p>
          </table:table-cell>
          <table:table-cell office:value-type="string" table:style-name="ce119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83">
            <text:p>16</text:p>
          </table:table-cell>
          <table:table-cell office:value-type="string" table:style-name="ce119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.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office:value-type="float" office:value="3" table:style-name="ce113">
            <text:p>3.00</text:p>
          </table:table-cell>
          <table:table-cell office:value-type="float" office:value="3" table:style-name="ce114">
            <text:p>3.00</text:p>
          </table:table-cell>
          <table:table-cell office:value-type="float" office:value="3" table:style-name="ce115">
            <text:p>3.00</text:p>
          </table:table-cell>
          <table:table-cell office:value-type="float" office:value="3" table:style-name="ce116">
            <text:p>3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2" table:style-name="ce111">
            <text:p>12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5">
          <table:table-cell/>
          <table:table-cell office:value-type="string" table:style-name="ce102">
            <text:p>Total des heures</text:p>
          </table:table-cell>
          <table:table-cell office:value-type="float" office:value="12.75" table:number-columns-spanned="4" table:number-rows-spanned="1" table:style-name="ce120">
            <text:p>12.75</text:p>
          </table:table-cell>
          <table:covered-table-cell table:number-columns-repeated="3"/>
          <table:table-cell office:value-type="float" office:value="2" table:number-columns-spanned="4" table:number-rows-spanned="1" table:style-name="ce120">
            <text:p>2.00</text:p>
          </table:table-cell>
          <table:covered-table-cell table:number-columns-repeated="3"/>
          <table:table-cell office:value-type="float" office:value="2.75" table:number-columns-spanned="4" table:number-rows-spanned="1" table:style-name="ce120">
            <text:p>2.75</text:p>
          </table:table-cell>
          <table:covered-table-cell table:number-columns-repeated="3"/>
          <table:table-cell office:value-type="float" office:value="0" table:number-columns-spanned="4" table:number-rows-spanned="1" table:style-name="ce120">
            <text:p>0.00</text:p>
          </table:table-cell>
          <table:covered-table-cell table:number-columns-repeated="3"/>
          <table:table-cell office:value-type="float" office:value="4.25" table:number-columns-spanned="4" table:number-rows-spanned="1" table:style-name="ce120">
            <text:p>4.25</text:p>
          </table:table-cell>
          <table:covered-table-cell table:number-columns-repeated="3"/>
          <table:table-cell office:value-type="float" office:value="1" table:number-columns-spanned="4" table:number-rows-spanned="1" table:style-name="ce120">
            <text:p>1.00</text:p>
          </table:table-cell>
          <table:covered-table-cell table:number-columns-repeated="3"/>
          <table:table-cell office:value-type="float" office:value="3" table:number-columns-spanned="4" table:number-rows-spanned="1" table:style-name="ce120">
            <text:p>3.00</text:p>
          </table:table-cell>
          <table:covered-table-cell table:number-columns-repeated="3"/>
          <table:table-cell office:value-type="float" office:value="9.75" table:style-name="ce103">
            <text:p>9.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80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80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80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80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80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80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80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49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office:value-type="float" office:value="1.5" table:style-name="ce90">
            <text:p>1.50</text:p>
          </table:table-cell>
          <table:table-cell table:style-name="ce88"/>
          <table:table-cell table:style-name="ce89"/>
          <table:table-cell table:style-name="ce91"/>
          <table:table-cell office:value-type="float" office:value="0.5" table:style-name="ce90">
            <text:p>0.50</text:p>
          </table:table-cell>
          <table:table-cell table:style-name="ce88"/>
          <table:table-cell table:style-name="ce89"/>
          <table:table-cell table:style-name="ce91"/>
          <table:table-cell office:value-type="float" office:value="0.75" table:style-name="ce90">
            <text:p>0.75</text:p>
          </table:table-cell>
          <table:table-cell table:style-name="ce88"/>
          <table:table-cell table:style-name="ce89"/>
          <table:table-cell office:value-type="float" office:value="0.25" table:style-name="ce91">
            <text:p>0.25</text:p>
          </table:table-cell>
          <table:table-cell office:value-type="float" office:value="0.5" table:style-name="ce90">
            <text:p>0.50</text:p>
          </table:table-cell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office:value-type="float" office:value="1" table:style-name="ce89">
            <text:p>1.00</text:p>
          </table:table-cell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4.5" table:style-name="ce100">
            <text:p>4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49">
            <text:p>11</text:p>
          </table:table-cell>
          <table:table-cell office:value-type="string" table:style-name="ce49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49">
            <text:p>9</text:p>
          </table:table-cell>
          <table:table-cell office:value-type="string" table:style-name="ce49">
            <text:p>Accès aux Donnée</text:p>
          </table:table-cell>
          <table:table-cell table:style-name="ce113"/>
          <table:table-cell office:value-type="float" office:value="1.5" table:style-name="ce114">
            <text:p>1.50</text:p>
          </table:table-cell>
          <table:table-cell table:style-name="ce115"/>
          <table:table-cell table:style-name="ce116"/>
          <table:table-cell table:style-name="ce117"/>
          <table:table-cell office:value-type="float" office:value="2" table:style-name="ce114">
            <text:p>2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5" table:style-name="ce114">
            <text:p>0.50</text:p>
          </table:table-cell>
          <table:table-cell table:style-name="ce115"/>
          <table:table-cell table:style-name="ce116"/>
          <table:table-cell table:style-name="ce117"/>
          <table:table-cell office:value-type="float" office:value="1.25" table:style-name="ce114">
            <text:p>1.25</text:p>
          </table:table-cell>
          <table:table-cell table:style-name="ce115"/>
          <table:table-cell table:style-name="ce118"/>
          <table:table-cell table:style-name="ce117"/>
          <table:table-cell office:value-type="float" office:value="1" table:style-name="ce114">
            <text:p>1.00</text:p>
          </table:table-cell>
          <table:table-cell table:style-name="ce115"/>
          <table:table-cell table:style-name="ce118"/>
          <table:table-cell office:value-type="float" office:value="6.25" table:style-name="ce100">
            <text:p>6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40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49">
            <text:p>14</text:p>
          </table:table-cell>
          <table:table-cell office:value-type="string" table:style-name="ce49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.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49">
            <text:p>15</text:p>
          </table:table-cell>
          <table:table-cell office:value-type="string" table:style-name="ce49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40">
            <text:p>Configuration des Outils de développement</text:p>
          </table:table-cell>
          <table:table-cell table:style-name="ce113"/>
          <table:table-cell office:value-type="float" office:value="0.25" table:style-name="ce114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49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49">
            <text:p>12</text:p>
          </table:table-cell>
          <table:table-cell office:value-type="string" table:style-name="ce40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49">
            <text:p>16</text:p>
          </table:table-cell>
          <table:table-cell office:value-type="string" table:style-name="ce40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1.5" table:style-name="ce117">
            <text:p>1.50</text:p>
          </table:table-cell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.25</text:p>
          </table:table-cell>
          <table:table-cell table:style-name="ce114"/>
          <table:table-cell table:style-name="ce115"/>
          <table:table-cell table:style-name="ce116"/>
          <table:table-cell office:value-type="float" office:value="1" table:style-name="ce117">
            <text:p>1.00</text:p>
          </table:table-cell>
          <table:table-cell table:style-name="ce114"/>
          <table:table-cell table:style-name="ce115"/>
          <table:table-cell table:style-name="ce116"/>
          <table:table-cell office:value-type="float" office:value="2" table:style-name="ce117">
            <text:p>2.00</text:p>
          </table:table-cell>
          <table:table-cell table:style-name="ce114"/>
          <table:table-cell table:style-name="ce115"/>
          <table:table-cell table:style-name="ce118"/>
          <table:table-cell office:value-type="float" office:value="1.5" table:style-name="ce117">
            <text:p>1.50</text:p>
          </table:table-cell>
          <table:table-cell table:style-name="ce114"/>
          <table:table-cell table:style-name="ce115"/>
          <table:table-cell table:style-name="ce118"/>
          <table:table-cell office:value-type="float" office:value="6.25" table:style-name="ce100">
            <text:p>6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office:value-type="float" office:value="3" table:style-name="ce113">
            <text:p>3.00</text:p>
          </table:table-cell>
          <table:table-cell office:value-type="float" office:value="3" table:style-name="ce114">
            <text:p>3.00</text:p>
          </table:table-cell>
          <table:table-cell office:value-type="float" office:value="3" table:style-name="ce115">
            <text:p>3.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9" table:style-name="ce100">
            <text:p>9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1.5" table:style-name="ce69">
            <text:p>1.50</text:p>
          </table:table-cell>
          <table:table-cell office:value-type="float" office:value="3.25" table:style-name="ce121">
            <text:p>3.25</text:p>
          </table:table-cell>
          <table:table-cell office:value-type="float" office:value="1.5" table:style-name="ce122">
            <text:p>1.50</text:p>
          </table:table-cell>
          <table:table-cell office:value-type="float" office:value="0" table:style-name="ce123">
            <text:p>0.00</text:p>
          </table:table-cell>
          <table:table-cell office:value-type="float" office:value="1.5" table:style-name="ce69">
            <text:p>1.50</text:p>
          </table:table-cell>
          <table:table-cell office:value-type="float" office:value="2" table:style-name="ce121">
            <text:p>2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22">
            <text:p>0.00</text:p>
          </table:table-cell>
          <table:table-cell office:value-type="float" office:value="0.25" table:style-name="ce123">
            <text:p>0.25</text:p>
          </table:table-cell>
          <table:table-cell office:value-type="float" office:value="1.5" table:style-name="ce69">
            <text:p>1.50</text:p>
          </table:table-cell>
          <table:table-cell office:value-type="float" office:value="0.5" table:style-name="ce121">
            <text:p>0.5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1.5" table:style-name="ce121">
            <text:p>1.5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1" table:style-name="ce121">
            <text:p>1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0.75" table:number-columns-spanned="4" table:number-rows-spanned="1" table:style-name="ce81">
            <text:p>10.75</text:p>
          </table:table-cell>
          <table:covered-table-cell table:number-columns-repeated="3"/>
          <table:table-cell office:value-type="float" office:value="3.5" table:number-columns-spanned="4" table:number-rows-spanned="1" table:style-name="ce81">
            <text:p>3.50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.00</text:p>
          </table:table-cell>
          <table:covered-table-cell table:number-columns-repeated="3"/>
          <table:table-cell office:value-type="float" office:value="1.25" table:number-columns-spanned="4" table:number-rows-spanned="1" table:style-name="ce81">
            <text:p>1.25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.00</text:p>
          </table:table-cell>
          <table:covered-table-cell table:number-columns-repeated="3"/>
          <table:table-cell office:value-type="float" office:value="4.5" table:number-columns-spanned="4" table:number-rows-spanned="1" table:style-name="ce81">
            <text:p>4.50</text:p>
          </table:table-cell>
          <table:covered-table-cell table:number-columns-repeated="3"/>
          <table:table-cell office:value-type="float" office:value="2.5" table:number-columns-spanned="4" table:number-rows-spanned="1" table:style-name="ce81">
            <text:p>2.50</text:p>
          </table:table-cell>
          <table:covered-table-cell table:number-columns-repeated="3"/>
          <table:table-cell office:value-type="float" office:value="26.5" table:style-name="ce103">
            <text:p>26.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re</meta:initial-creator>
    <dc:creator>Roosvelt Lamour</dc:creator>
    <meta:creation-date>2006-09-16T00:00:00Z</meta:creation-date>
    <dc:date>2012-11-26T05:08:17Z</dc:date>
    <meta:editing-cycles>2</meta:editing-cycles>
    <meta:editing-duration>PT3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24in" svg:stroke-color="#4f81bd" svg:stroke-opacity="100%" draw:stroke-linejoin="round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svg:x="41.44236220472441pt" svg:y="29.22503937007874pt" svg:width="361.3886614173229pt" svg:height="251.999842519685pt" chart:style-name="Plt0" chart:data-source-has-labels="both">
          <chart:axis chart:dimension="y" chart:name="primary-y" chart:style-name="Axs0">
            <chart:title svg:x="12.78425196850394pt" svg:y="173.5368503937008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920472440945pt" svg:y="287.6028346456693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65"/>
            <table:table-cell office:value-type="float" office:value="265"/>
          </table:table-row>
          <table:table-row>
            <table:table-cell office:value-type="string">
              <text:p>2</text:p>
            </table:table-cell>
            <table:table-cell office:value-type="float" office:value="254"/>
            <table:table-cell office:value-type="float" office:value="254"/>
          </table:table-row>
          <table:table-row>
            <table:table-cell office:value-type="string">
              <text:p>3</text:p>
            </table:table-cell>
            <table:table-cell office:value-type="float" office:value="204"/>
            <table:table-cell office:value-type="float" office:value="254"/>
          </table:table-row>
          <table:table-row>
            <table:table-cell office:value-type="string">
              <text:p>4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5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6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7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8</text:p>
            </table:table-cell>
            <table:table-cell office:value-type="float" office:value="153"/>
            <table:table-cell office:value-type="float" office:value="204"/>
          </table:table-row>
          <table:table-row>
            <table:table-cell office:value-type="string">
              <text:p>9</text:p>
            </table:table-cell>
            <table:table-cell office:value-type="float" office:value="152"/>
            <table:table-cell office:value-type="float" office:value="203"/>
          </table:table-row>
          <table:table-row>
            <table:table-cell office:value-type="string">
              <text:p>10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24in" svg:stroke-color="#4f81bd" svg:stroke-opacity="100%" draw:stroke-linejoin="round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svg:x="41.44236220472441pt" svg:y="29.22503937007874pt" svg:width="361.3886614173229pt" svg:height="251.999842519685pt" chart:style-name="Plt0" chart:data-source-has-labels="both">
          <chart:axis chart:dimension="y" chart:name="primary-y" chart:style-name="Axs0">
            <chart:title svg:x="12.78425196850394pt" svg:y="173.5368503937008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920472440945pt" svg:y="287.6028346456693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